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Pictures/2000000F000003370000017454970A76FE422248.svm" manifest:media-type="image/x-svm"/>
  <manifest:file-entry manifest:full-path="Object 11/Pictures/100002000000001F0000000E020C3D8AB5D4AEBF.png" manifest:media-type="image/png"/>
  <manifest:file-entry manifest:full-path="Object 11/Pictures/10000000000000080000000838BCEC06B2703B53.png" manifest:media-type="image/png"/>
  <manifest:file-entry manifest:full-path="Object 11/Pictures/100002000000001F0000000E55FCF4DBFF183D1F.png" manifest:media-type="image/png"/>
  <manifest:file-entry manifest:full-path="Object 11/Pictures/10000000000000080000000899BE10E294ABC1B7.png" manifest:media-type="image/png"/>
  <manifest:file-entry manifest:full-path="Object 11/Pictures/100000000000000800000008DD998DA85D3E17EC.png" manifest:media-type="image/png"/>
  <manifest:file-entry manifest:full-path="Object 11/Pictures/1000000000000008000000086BBAD05D5B7B6396.png" manifest:media-type="image/png"/>
  <manifest:file-entry manifest:full-path="Object 11/Pictures/100000000000000800000008786C22F46BA76FA0.png" manifest:media-type="image/png"/>
  <manifest:file-entry manifest:full-path="Object 11/Pictures/10000000000000080000000886450640D649E9D9.png" manifest:media-type="image/png"/>
  <manifest:file-entry manifest:full-path="Object 11/Pictures/10000000000000080000000869C4C1C2F191553E.png" manifest:media-type="image/png"/>
  <manifest:file-entry manifest:full-path="Object 11/Pictures/1000000000000008000000087060800C14E4FCF1.png" manifest:media-type="image/png"/>
  <manifest:file-entry manifest:full-path="Object 11/Pictures/1000000000000008000000082366BC57FDEFA434.png" manifest:media-type="image/png"/>
  <manifest:file-entry manifest:full-path="Object 11/Pictures/100000000000000800000008B1A360573E47936D.png" manifest:media-type="image/png"/>
  <manifest:file-entry manifest:full-path="Object 11/Pictures/2000000F0000033700000174E714CBAEC75742DF.svm" manifest:media-type="image/x-svm"/>
  <manifest:file-entry manifest:full-path="Object 11/Pictures/100000000000000800000008CA1F5B316E38C134.png" manifest:media-type="image/png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Pictures/2000000F0000034D0000034E88A04B1AC41039A1.svm" manifest:media-type="image/x-svm"/>
  <manifest:file-entry manifest:full-path="Object 13/Pictures/10000000000000080000000838BCEC06B2703B53.png" manifest:media-type="image/png"/>
  <manifest:file-entry manifest:full-path="Object 13/Pictures/10000000000000080000000899BE10E294ABC1B7.png" manifest:media-type="image/png"/>
  <manifest:file-entry manifest:full-path="Object 13/Pictures/100000000000000800000008DD998DA85D3E17EC.png" manifest:media-type="image/png"/>
  <manifest:file-entry manifest:full-path="Object 13/Pictures/1000000000000008000000086BBAD05D5B7B6396.png" manifest:media-type="image/png"/>
  <manifest:file-entry manifest:full-path="Object 13/Pictures/100000000000000800000008CA1F5B316E38C134.png" manifest:media-type="image/png"/>
  <manifest:file-entry manifest:full-path="Object 13/Pictures/10000200000000200000002054A4CDCE3ED0C405.png" manifest:media-type="image/png"/>
  <manifest:file-entry manifest:full-path="Object 13/Pictures/100000000000000800000008786C22F46BA76FA0.png" manifest:media-type="image/png"/>
  <manifest:file-entry manifest:full-path="Object 13/Pictures/10000000000000080000000886450640D649E9D9.png" manifest:media-type="image/png"/>
  <manifest:file-entry manifest:full-path="Object 13/Pictures/10000000000000080000000869C4C1C2F191553E.png" manifest:media-type="image/png"/>
  <manifest:file-entry manifest:full-path="Object 13/Pictures/1000000000000008000000087060800C14E4FCF1.png" manifest:media-type="image/png"/>
  <manifest:file-entry manifest:full-path="Object 13/Pictures/1000020000000020000000200113B4762F0EE05C.png" manifest:media-type="image/png"/>
  <manifest:file-entry manifest:full-path="Object 13/Pictures/1000000000000008000000082366BC57FDEFA434.png" manifest:media-type="image/png"/>
  <manifest:file-entry manifest:full-path="Object 13/Pictures/100000000000000800000008E62FD779C963258E.png" manifest:media-type="image/png"/>
  <manifest:file-entry manifest:full-path="Object 13/Pictures/2000000F0000034D0000034E3B238AC2FD055936.svm" manifest:media-type="image/x-svm"/>
  <manifest:file-entry manifest:full-path="Object 13/Pictures/100000000000000800000008B1A360573E47936D.png" manifest:media-type="image/png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Pictures/10000000000000080000000838BCEC06B2703B53.png" manifest:media-type="image/png"/>
  <manifest:file-entry manifest:full-path="Object 9/Pictures/10000000000000080000000899BE10E294ABC1B7.png" manifest:media-type="image/png"/>
  <manifest:file-entry manifest:full-path="Object 9/Pictures/100000000000000800000008DD998DA85D3E17EC.png" manifest:media-type="image/png"/>
  <manifest:file-entry manifest:full-path="Object 9/Pictures/1000000000000008000000086BBAD05D5B7B6396.png" manifest:media-type="image/png"/>
  <manifest:file-entry manifest:full-path="Object 9/Pictures/100000000000000800000008786C22F46BA76FA0.png" manifest:media-type="image/png"/>
  <manifest:file-entry manifest:full-path="Object 9/Pictures/10000000000000080000000886450640D649E9D9.png" manifest:media-type="image/png"/>
  <manifest:file-entry manifest:full-path="Object 9/Pictures/10000000000000080000000869C4C1C2F191553E.png" manifest:media-type="image/png"/>
  <manifest:file-entry manifest:full-path="Object 9/Pictures/1000000000000008000000087060800C14E4FCF1.png" manifest:media-type="image/png"/>
  <manifest:file-entry manifest:full-path="Object 9/Pictures/1000000000000008000000082366BC57FDEFA434.png" manifest:media-type="image/png"/>
  <manifest:file-entry manifest:full-path="Object 9/Pictures/100000000000000800000008B1A360573E47936D.png" manifest:media-type="image/png"/>
  <manifest:file-entry manifest:full-path="Object 9/Pictures/100000000000000800000008CA1F5B316E38C134.png" manifest:media-type="image/png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Pictures/10000200000000200000002078C53617CCE5B254.png" manifest:media-type="image/png"/>
  <manifest:file-entry manifest:full-path="Object 10/Pictures/10000000000000080000000838BCEC06B2703B53.png" manifest:media-type="image/png"/>
  <manifest:file-entry manifest:full-path="Object 10/Pictures/1000020000000020000000202D724FAFDD3B960D.png" manifest:media-type="image/png"/>
  <manifest:file-entry manifest:full-path="Object 10/Pictures/2000000F0000034D0000034E166268129E355388.svm" manifest:media-type="image/x-svm"/>
  <manifest:file-entry manifest:full-path="Object 10/Pictures/10000000000000080000000899BE10E294ABC1B7.png" manifest:media-type="image/png"/>
  <manifest:file-entry manifest:full-path="Object 10/Pictures/2000000F0000034D0000034EA5E1A9CAA720331F.svm" manifest:media-type="image/x-svm"/>
  <manifest:file-entry manifest:full-path="Object 10/Pictures/100000000000000800000008DD998DA85D3E17EC.png" manifest:media-type="image/png"/>
  <manifest:file-entry manifest:full-path="Object 10/Pictures/1000000000000008000000086BBAD05D5B7B6396.png" manifest:media-type="image/png"/>
  <manifest:file-entry manifest:full-path="Object 10/Pictures/100000000000000800000008786C22F46BA76FA0.png" manifest:media-type="image/png"/>
  <manifest:file-entry manifest:full-path="Object 10/Pictures/10000000000000080000000886450640D649E9D9.png" manifest:media-type="image/png"/>
  <manifest:file-entry manifest:full-path="Object 10/Pictures/10000000000000080000000869C4C1C2F191553E.png" manifest:media-type="image/png"/>
  <manifest:file-entry manifest:full-path="Object 10/Pictures/1000000000000008000000087060800C14E4FCF1.png" manifest:media-type="image/png"/>
  <manifest:file-entry manifest:full-path="Object 10/Pictures/1000000000000008000000082366BC57FDEFA434.png" manifest:media-type="image/png"/>
  <manifest:file-entry manifest:full-path="Object 10/Pictures/100000000000000800000008B1A360573E47936D.png" manifest:media-type="image/png"/>
  <manifest:file-entry manifest:full-path="Object 10/Pictures/100000000000000800000008CA1F5B316E38C134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Pictures/10000200000000200000002078C53617CCE5B254.png" manifest:media-type="image/png"/>
  <manifest:file-entry manifest:full-path="Object 12/Pictures/10000000000000080000000838BCEC06B2703B53.png" manifest:media-type="image/png"/>
  <manifest:file-entry manifest:full-path="Object 12/Pictures/1000020000000020000000202D724FAFDD3B960D.png" manifest:media-type="image/png"/>
  <manifest:file-entry manifest:full-path="Object 12/Pictures/2000000F0000034D0000034E166268129E355388.svm" manifest:media-type="image/x-svm"/>
  <manifest:file-entry manifest:full-path="Object 12/Pictures/10000000000000080000000899BE10E294ABC1B7.png" manifest:media-type="image/png"/>
  <manifest:file-entry manifest:full-path="Object 12/Pictures/2000000F0000034D0000034EA5E1A9CAA720331F.svm" manifest:media-type="image/x-svm"/>
  <manifest:file-entry manifest:full-path="Object 12/Pictures/100000000000000800000008DD998DA85D3E17EC.png" manifest:media-type="image/png"/>
  <manifest:file-entry manifest:full-path="Object 12/Pictures/1000000000000008000000086BBAD05D5B7B6396.png" manifest:media-type="image/png"/>
  <manifest:file-entry manifest:full-path="Object 12/Pictures/100000000000000800000008786C22F46BA76FA0.png" manifest:media-type="image/png"/>
  <manifest:file-entry manifest:full-path="Object 12/Pictures/10000000000000080000000886450640D649E9D9.png" manifest:media-type="image/png"/>
  <manifest:file-entry manifest:full-path="Object 12/Pictures/10000000000000080000000869C4C1C2F191553E.png" manifest:media-type="image/png"/>
  <manifest:file-entry manifest:full-path="Object 12/Pictures/1000000000000008000000087060800C14E4FCF1.png" manifest:media-type="image/png"/>
  <manifest:file-entry manifest:full-path="Object 12/Pictures/1000000000000008000000082366BC57FDEFA434.png" manifest:media-type="image/png"/>
  <manifest:file-entry manifest:full-path="Object 12/Pictures/100000000000000800000008B1A360573E47936D.png" manifest:media-type="image/png"/>
  <manifest:file-entry manifest:full-path="Object 12/Pictures/100000000000000800000008CA1F5B316E38C134.png" manifest:media-type="image/png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Pictures/100002000000001F0000000E55FCF4DBFF183D1F.png" manifest:media-type="image/png"/>
  <manifest:file-entry manifest:full-path="Object 8/Pictures/100002000000001F0000000E020C3D8AB5D4AEBF.png" manifest:media-type="image/png"/>
  <manifest:file-entry manifest:full-path="Object 8/Pictures/10000000000000080000000869C4C1C2F191553E.png" manifest:media-type="image/png"/>
  <manifest:file-entry manifest:full-path="Object 8/Pictures/2000000F000003370000017454970A76FE422248.svm" manifest:media-type="image/x-svm"/>
  <manifest:file-entry manifest:full-path="Object 8/Pictures/1000000000000008000000085CF61BAC80C2C8FC.png" manifest:media-type="image/png"/>
  <manifest:file-entry manifest:full-path="Object 8/Pictures/10000000000000080000000838BCEC06B2703B53.png" manifest:media-type="image/png"/>
  <manifest:file-entry manifest:full-path="Object 8/Pictures/100000000000000800000008FD1E296D0C3BA707.png" manifest:media-type="image/png"/>
  <manifest:file-entry manifest:full-path="Object 8/Pictures/100000000000000800000008AC54DDFABF87AF43.png" manifest:media-type="image/png"/>
  <manifest:file-entry manifest:full-path="Object 8/Pictures/10000000000000080000000886450640D649E9D9.png" manifest:media-type="image/png"/>
  <manifest:file-entry manifest:full-path="Object 8/Pictures/100000000000000800000008BB6C60F825ECA3A7.png" manifest:media-type="image/png"/>
  <manifest:file-entry manifest:full-path="Object 8/Pictures/2000000F0000033700000174E714CBAEC75742DF.svm" manifest:media-type="image/x-svm"/>
  <manifest:file-entry manifest:full-path="Object 8/Pictures/100000000000000800000008CA1F5B316E38C134.png" manifest:media-type="image/png"/>
  <manifest:file-entry manifest:full-path="Object 8/Pictures/1000000000000008000000085C47834B63C1B00F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1" office:value-type="float" office:value="13.1944444444444" calcext:value-type="float">
            <text:p>13.19</text:p>
          </table:table-cell>
          <table:table-cell table:style-name="ce21" table:formula="of:=[.D10]*0.0001" office:value-type="float" office:value="27.2685185185185" calcext:value-type="float">
            <text:p>27.27</text:p>
          </table:table-cell>
          <table:table-cell table:style-name="ce21" table:formula="of:=[.E10]*0.0001" office:value-type="float" office:value="13.1944444444444" calcext:value-type="float">
            <text:p>13.19</text:p>
          </table:table-cell>
          <table:table-cell table:style-name="ce21" table:formula="of:=[.F10]*0.0001" office:value-type="float" office:value="13.1944444444444" calcext:value-type="float">
            <text:p>13.19</text:p>
          </table:table-cell>
          <table:table-cell table:style-name="ce21" table:formula="of:=[.G10]*0.0001" office:value-type="float" office:value="13.1944444444444" calcext:value-type="float">
            <text:p>13.19</text:p>
          </table:table-cell>
          <table:table-cell table:style-name="ce21" table:formula="of:=[.H10]*0.0001" office:value-type="float" office:value="27.2685185185185" calcext:value-type="float">
            <text:p>27.27</text:p>
          </table:table-cell>
          <table:table-cell table:style-name="ce21" table:formula="of:=[.I10]*0.0001" office:value-type="float" office:value="27.2685185185185" calcext:value-type="float">
            <text:p>27.27</text:p>
          </table:table-cell>
          <table:table-cell table:style-name="ce21" table:formula="of:=[.J10]*0.0001" office:value-type="float" office:value="13.1944444444444" calcext:value-type="float">
            <text:p>13.19</text:p>
          </table:table-cell>
          <table:table-cell table:style-name="ce21" table:formula="of:=[.K10]*0.0001" office:value-type="float" office:value="27.2685185185185" calcext:value-type="float">
            <text:p>27.27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37pt" svg:x="565.29pt" svg:y="201.32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1" office:value-type="float" office:value="43.1018518518519" calcext:value-type="float">
            <text:p>43.10</text:p>
          </table:table-cell>
          <table:table-cell table:style-name="ce19" table:formula="of:=[.D10]*0.0001" office:value-type="float" office:value="73.0092592592593" calcext:value-type="float">
            <text:p>73.01</text:p>
          </table:table-cell>
          <table:table-cell table:style-name="ce19" table:formula="of:=[.E10]*0.0001" office:value-type="float" office:value="51.8981481481482" calcext:value-type="float">
            <text:p>51.90</text:p>
          </table:table-cell>
          <table:table-cell table:style-name="ce19" table:formula="of:=[.F10]*0.0001" office:value-type="float" office:value="43.1018518518519" calcext:value-type="float">
            <text:p>43.10</text:p>
          </table:table-cell>
          <table:table-cell table:style-name="ce19" table:formula="of:=[.G10]*0.0001" office:value-type="float" office:value="53.6574074074074" calcext:value-type="float">
            <text:p>53.66</text:p>
          </table:table-cell>
          <table:table-cell table:style-name="ce19" table:formula="of:=[.H10]*0.0001" office:value-type="float" office:value="73.0092592592593" calcext:value-type="float">
            <text:p>73.01</text:p>
          </table:table-cell>
          <table:table-cell table:style-name="ce19" table:formula="of:=[.I10]*0.0001" office:value-type="float" office:value="73.0092592592593" calcext:value-type="float">
            <text:p>73.01</text:p>
          </table:table-cell>
          <table:table-cell table:style-name="ce19" table:formula="of:=[.J10]*0.0001" office:value-type="float" office:value="43.1018518518519" calcext:value-type="float">
            <text:p>43.10</text:p>
          </table:table-cell>
          <table:table-cell table:style-name="ce19" table:formula="of:=[.K10]*0.0001" office:value-type="float" office:value="73.0092592592593" calcext:value-type="float">
            <text:p>73.01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6pt" svg:height="255.29pt" svg:x="38.69pt" svg:y="385.43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pt" svg:height="255.29pt" svg:x="568.23pt" svg:y="367.4pt">
            <draw:object draw:notify-on-update-of-ranges="sumary.B2:sumary.L2 sumary.A3:sumary.A3 sumary.B4:sumary.L4 sumary.A5:sumary.A5 sumary.B6:sumary.L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6pt" svg:height="255.29pt" svg:x="753.93pt" svg:y="61.31pt">
            <draw:object draw:notify-on-update-of-ranges="sumary.C2:sumary.K2 sumary.A5:sumary.A5 sumary.C6:sumary.K6 sumary.A3:sumary.A3 sumary.C4:sumary.K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453.6pt" svg:height="255.29pt" svg:x="1025.06pt" svg:y="346.62pt">
            <draw:object draw:notify-on-update-of-ranges="sumary.C2:sumary.K2 sumary.A5:sumary.A5 sumary.C6:sumary.K6 sumary.A3:sumary.A3 sumary.C4:sumary.K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6pt" svg:height="255.29pt" svg:x="1287.1pt" svg:y="57.6pt">
            <draw:object draw:notify-on-update-of-ranges="sumary.C2:sumary.K2 sumary.A5:sumary.A5 sumary.C6:sumary.K6 sumary.A3:sumary.A3 sumary.C4:sumary.K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453.6pt" svg:height="255.29pt" svg:x="1692.85pt" svg:y="271.05pt">
            <draw:object draw:notify-on-update-of-ranges="sumary.C2:sumary.K2 sumary.A5:sumary.A5 sumary.C6:sumary.K6 sumary.A3:sumary.A3 sumary.C4:sumary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453.6pt" svg:height="255.29pt" svg:x="1836.28pt" svg:y="0pt">
            <draw:object draw:notify-on-update-of-ranges="sumary.C2:sumary.K2 sumary.A5:sumary.A5 sumary.C6:sumary.K6 sumary.A3:sumary.A3 sumary.C4:sumary.K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7" draw:style-name="gr1" draw:text-style-name="P1" svg:width="453.6pt" svg:height="255.29pt" svg:x="2300.8pt" svg:y="16.58pt">
            <draw:object draw:notify-on-update-of-ranges="sumary.C2:sumary.K2 sumary.A5:sumary.A5 sumary.C6:sumary.K6 sumary.A3:sumary.A3 sumary.C4:sumary.K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1" office:value-type="float" office:value="13.1944444444444" calcext:value-type="float">
            <text:p>13.19</text:p>
          </table:table-cell>
          <table:table-cell table:style-name="ce39" table:formula="of:=[.D3]*0.0001" office:value-type="float" office:value="27.2685185185185" calcext:value-type="float">
            <text:p>27.27</text:p>
          </table:table-cell>
          <table:table-cell table:style-name="ce39" table:formula="of:=[.E3]*0.0001" office:value-type="float" office:value="13.1944444444444" calcext:value-type="float">
            <text:p>13.19</text:p>
          </table:table-cell>
          <table:table-cell table:style-name="ce39" table:formula="of:=[.F3]*0.0001" office:value-type="float" office:value="13.1944444444444" calcext:value-type="float">
            <text:p>13.19</text:p>
          </table:table-cell>
          <table:table-cell table:style-name="ce39" table:formula="of:=[.G3]*0.0001" office:value-type="float" office:value="13.1944444444444" calcext:value-type="float">
            <text:p>13.19</text:p>
          </table:table-cell>
          <table:table-cell table:style-name="ce39" table:formula="of:=[.H3]*0.0001" office:value-type="float" office:value="27.2685185185185" calcext:value-type="float">
            <text:p>27.27</text:p>
          </table:table-cell>
          <table:table-cell table:style-name="ce39" table:formula="of:=[.I3]*0.0001" office:value-type="float" office:value="27.2685185185185" calcext:value-type="float">
            <text:p>27.27</text:p>
          </table:table-cell>
          <table:table-cell table:style-name="ce39" table:formula="of:=[.J3]*0.0001" office:value-type="float" office:value="13.1944444444444" calcext:value-type="float">
            <text:p>13.19</text:p>
          </table:table-cell>
          <table:table-cell table:style-name="ce39" table:formula="of:=[.K3]*0.0001" office:value-type="float" office:value="27.2685185185185" calcext:value-type="float">
            <text:p>27.27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1" office:value-type="float" office:value="43.1018518518519" calcext:value-type="float">
            <text:p>43.10</text:p>
          </table:table-cell>
          <table:table-cell table:style-name="ce39" table:formula="of:=[.D5]*0.0001" office:value-type="float" office:value="73.0092592592593" calcext:value-type="float">
            <text:p>73.01</text:p>
          </table:table-cell>
          <table:table-cell table:style-name="ce39" table:formula="of:=[.E5]*0.0001" office:value-type="float" office:value="51.8981481481482" calcext:value-type="float">
            <text:p>51.90</text:p>
          </table:table-cell>
          <table:table-cell table:style-name="ce39" table:formula="of:=[.F5]*0.0001" office:value-type="float" office:value="43.1018518518519" calcext:value-type="float">
            <text:p>43.10</text:p>
          </table:table-cell>
          <table:table-cell table:style-name="ce39" table:formula="of:=[.G5]*0.0001" office:value-type="float" office:value="53.6574074074074" calcext:value-type="float">
            <text:p>53.66</text:p>
          </table:table-cell>
          <table:table-cell table:style-name="ce39" table:formula="of:=[.H5]*0.0001" office:value-type="float" office:value="73.0092592592593" calcext:value-type="float">
            <text:p>73.01</text:p>
          </table:table-cell>
          <table:table-cell table:style-name="ce39" table:formula="of:=[.I5]*0.0001" office:value-type="float" office:value="73.0092592592593" calcext:value-type="float">
            <text:p>73.01</text:p>
          </table:table-cell>
          <table:table-cell table:style-name="ce39" table:formula="of:=[.J5]*0.0001" office:value-type="float" office:value="43.1018518518519" calcext:value-type="float">
            <text:p>43.10</text:p>
          </table:table-cell>
          <table:table-cell table:style-name="ce39" table:formula="of:=[.K5]*0.0001" office:value-type="float" office:value="73.0092592592593" calcext:value-type="float">
            <text:p>73.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1" office:value-type="float" office:value="16.7129629629629" calcext:value-type="float">
            <text:p>16.71</text:p>
          </table:table-cell>
          <table:table-cell table:style-name="ce21" table:formula="of:=(SUM([.G3:.K3])/5)*0.0001" office:value-type="float" office:value="21.6388888888889" calcext:value-type="float">
            <text:p>21.64</text:p>
          </table:table-cell>
          <table:table-cell table:style-name="ce21" table:formula="of:=(SUM([.C3:.K3])/9)*0.0001" office:value-type="float" office:value="19.4495884773662" calcext:value-type="float">
            <text:p>19.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1" office:value-type="float" office:value="52.7777777777778" calcext:value-type="float">
            <text:p>52.78</text:p>
          </table:table-cell>
          <table:table-cell table:style-name="ce21" table:formula="of:=(SUM([.G5:.K5])/5)*0.0001" office:value-type="float" office:value="63.1574074074075" calcext:value-type="float">
            <text:p>63.16</text:p>
          </table:table-cell>
          <table:table-cell table:style-name="ce21" table:formula="of:=(SUM([.C5:.K5])/9)*0.0001" office:value-type="float" office:value="58.5442386831276" calcext:value-type="float">
            <text:p>58.5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6:42:47.712258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8-09T17:22:25.387416444</dc:date>
    <meta:editing-duration>P3DT17H33M40S</meta:editing-duration>
    <meta:editing-cycles>42</meta:editing-cycles>
    <meta:generator>LibreOffice/6.0.7.3$Linux_X86_64 LibreOffice_project/00m0$Build-3</meta:generator>
    <meta:document-statistic meta:table-count="3" meta:cell-count="31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557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45cm" svg:height="0.846cm" svg:x="2.83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5.85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7.366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8.878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13.41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4.34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0.39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1.90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4.926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</chart:axis>
          <chart:axis chart:dimension="y" chart:name="primary-y" chart:style-name="ch6">
            <chart:title svg:x="0.451cm" svg:y="5.557cm" chart:style-name="ch7">
              <text:p>LET (keVcm²/mg)</text:p>
            </chart:title>
            <chart:grid chart:style-name="ch8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23cm" svg:height="0.372cm" svg:x="2.864cm" svg:y="5.57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5.89cm" svg:y="5.60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7.401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8.919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13.456cm" svg:y="5.594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4.384cm" svg:y="4.513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0.432cm" svg:y="4.524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1.944cm" svg:y="4.524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4.961cm" svg:y="4.583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18cm" svg:width="13.609cm" svg:height="6.897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</chart:axis>
          <chart:axis chart:dimension="y" chart:name="primary-y" chart:style-name="ch6">
            <chart:title svg:x="0.451cm" svg:y="5.557cm" chart:style-name="ch7">
              <text:p>LET (keVcm²/mg)</text:p>
            </chart:title>
            <chart:grid chart:style-name="ch8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45cm" svg:height="0.846cm" svg:x="2.83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5.85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7.366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8.878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13.414cm" svg:y="5.12cm">
          <draw:image xlink:href="Pictures/2000000F0000034D0000034E166268129E355388.svm" xlink:type="simple" xlink:show="embed" xlink:actuate="onLoad">
            <text:p/>
          </draw:image>
          <draw:image xlink:href="Pictures/10000200000000200000002078C53617CCE5B254.png" xlink:type="simple" xlink:show="embed" xlink:actuate="onLoad"/>
        </draw:frame>
        <draw:frame draw:style-name="gr1" draw:text-style-name="P1" svg:width="0.845cm" svg:height="0.846cm" svg:x="4.34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0.39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1.902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draw:frame draw:style-name="gr1" draw:text-style-name="P1" svg:width="0.845cm" svg:height="0.846cm" svg:x="14.926cm" svg:y="4.05cm">
          <draw:image xlink:href="Pictures/2000000F0000034D0000034EA5E1A9CAA720331F.svm" xlink:type="simple" xlink:show="embed" xlink:actuate="onLoad">
            <text:p/>
          </draw:image>
          <draw:image xlink:href="Pictures/1000020000000020000000202D724FAFDD3B960D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1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outside" style:rotation-angle="45"/>
      <style:graphic-properties draw:fill-color="#96bbdf" draw:fill-image-name="Large_20_Grid" dr3d:edge-rounding="5%"/>
      <style:text-properties fo:font-size="9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-color="#ff6f6f" draw:fill-image-name="ChartBitmap_20_12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903cm" svg:y="0.18cm" svg:width="13.78cm" svg:height="7.544cm">
          <chartooo:coordinate-region svg:x="2.524cm" svg:y="0.379cm" svg:width="13.159cm" svg:height="6.844cm"/>
          <chart:axis chart:dimension="x" chart:name="primary-x" chart:style-name="ch4" chartooo:axis-type="auto">
            <chartooo:date-scale/>
            <chart:title svg:x="7.347cm" svg:y="7.904cm" chart:style-name="ch5">
              <text:p>Versão da XOR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6.536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45cm" svg:height="0.846cm" svg:x="3.3cm" svg:y="5.2cm">
          <draw:image xlink:href="Pictures/2000000F0000034D0000034E88A04B1AC41039A1.svm" xlink:type="simple" xlink:show="embed" xlink:actuate="onLoad">
            <text:p/>
          </draw:image>
          <draw:image xlink:href="Pictures/1000020000000020000000200113B4762F0EE05C.png" xlink:type="simple" xlink:show="embed" xlink:actuate="onLoad"/>
        </draw:frame>
        <draw:frame draw:style-name="gr1" draw:text-style-name="P1" svg:width="0.845cm" svg:height="0.846cm" svg:x="4.7cm" svg:y="4.1cm">
          <draw:image xlink:href="Pictures/2000000F0000034D0000034E3B238AC2FD055936.svm" xlink:type="simple" xlink:show="embed" xlink:actuate="onLoad">
            <text:p/>
          </draw:image>
          <draw:image xlink:href="Pictures/10000200000000200000002054A4CDCE3ED0C405.png" xlink:type="simple" xlink:show="embed" xlink:actuate="onLoad"/>
        </draw:frame>
        <draw:frame draw:style-name="gr1" draw:text-style-name="P1" svg:width="0.845cm" svg:height="0.846cm" svg:x="6.2cm" svg:y="5.2cm">
          <draw:image xlink:href="Pictures/2000000F0000034D0000034E88A04B1AC41039A1.svm" xlink:type="simple" xlink:show="embed" xlink:actuate="onLoad">
            <text:p/>
          </draw:image>
          <draw:image xlink:href="Pictures/1000020000000020000000200113B4762F0EE05C.png" xlink:type="simple" xlink:show="embed" xlink:actuate="onLoad"/>
        </draw:frame>
        <draw:frame draw:style-name="gr1" draw:text-style-name="P1" svg:width="0.845cm" svg:height="0.846cm" svg:x="7.7cm" svg:y="5.2cm">
          <draw:image xlink:href="Pictures/2000000F0000034D0000034E88A04B1AC41039A1.svm" xlink:type="simple" xlink:show="embed" xlink:actuate="onLoad">
            <text:p/>
          </draw:image>
          <draw:image xlink:href="Pictures/1000020000000020000000200113B4762F0EE05C.png" xlink:type="simple" xlink:show="embed" xlink:actuate="onLoad"/>
        </draw:frame>
        <draw:frame draw:style-name="gr1" draw:text-style-name="P1" svg:width="0.845cm" svg:height="0.846cm" svg:x="9.1cm" svg:y="5.2cm">
          <draw:image xlink:href="Pictures/2000000F0000034D0000034E88A04B1AC41039A1.svm" xlink:type="simple" xlink:show="embed" xlink:actuate="onLoad">
            <text:p/>
          </draw:image>
          <draw:image xlink:href="Pictures/1000020000000020000000200113B4762F0EE05C.png" xlink:type="simple" xlink:show="embed" xlink:actuate="onLoad"/>
        </draw:frame>
        <draw:frame draw:style-name="gr1" draw:text-style-name="P1" svg:width="0.845cm" svg:height="0.846cm" svg:x="10.6cm" svg:y="4.1cm">
          <draw:image xlink:href="Pictures/2000000F0000034D0000034E3B238AC2FD055936.svm" xlink:type="simple" xlink:show="embed" xlink:actuate="onLoad">
            <text:p/>
          </draw:image>
          <draw:image xlink:href="Pictures/10000200000000200000002054A4CDCE3ED0C405.png" xlink:type="simple" xlink:show="embed" xlink:actuate="onLoad"/>
        </draw:frame>
        <draw:frame draw:style-name="gr1" draw:text-style-name="P1" svg:width="0.845cm" svg:height="0.846cm" svg:x="15cm" svg:y="4.1cm">
          <draw:image xlink:href="Pictures/2000000F0000034D0000034E3B238AC2FD055936.svm" xlink:type="simple" xlink:show="embed" xlink:actuate="onLoad">
            <text:p/>
          </draw:image>
          <draw:image xlink:href="Pictures/10000200000000200000002054A4CDCE3ED0C405.png" xlink:type="simple" xlink:show="embed" xlink:actuate="onLoad"/>
        </draw:frame>
        <draw:frame draw:style-name="gr1" draw:text-style-name="P1" svg:width="0.845cm" svg:height="0.846cm" svg:x="12.1cm" svg:y="4.1cm">
          <draw:image xlink:href="Pictures/2000000F0000034D0000034E3B238AC2FD055936.svm" xlink:type="simple" xlink:show="embed" xlink:actuate="onLoad">
            <text:p/>
          </draw:image>
          <draw:image xlink:href="Pictures/10000200000000200000002054A4CDCE3ED0C405.png" xlink:type="simple" xlink:show="embed" xlink:actuate="onLoad"/>
        </draw:frame>
        <draw:frame draw:style-name="gr1" draw:text-style-name="P1" svg:width="0.845cm" svg:height="0.846cm" svg:x="13.5cm" svg:y="5.2cm">
          <draw:image xlink:href="Pictures/2000000F0000034D0000034E88A04B1AC41039A1.svm" xlink:type="simple" xlink:show="embed" xlink:actuate="onLoad">
            <text:p/>
          </draw:image>
          <draw:image xlink:href="Pictures/1000020000000020000000200113B4762F0EE05C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12" draw:display-name="ChartBitmap 12" xlink:href="Pictures/100000000000000800000008E62FD779C963258E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799cm" svg:y="1.474cm" svg:width="12.881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bottom" svg:x="6.971cm" svg:y="8.407cm" style:legend-expansion="wide" chart:style-name="ch2"/>
        <chart:plot-area chart:style-name="ch3" table:cell-range-address="sumary.B2:sumary.L2 sumary.A3:sumary.A3 sumary.B4:sumary.L4 sumary.A5:sumary.A5 sumary.B6:sumary.L6" chart:data-source-has-labels="both" svg:x="1.701cm" svg:y="0.18cm" svg:width="13.982cm" svg:height="6.883cm">
          <chartooo:coordinate-region svg:x="2.322cm" svg:y="0.18cm" svg:width="13.361cm" svg:height="6.236cm"/>
          <chart:axis chart:dimension="x" chart:name="primary-x" chart:style-name="ch4" chartooo:axis-type="auto">
            <chartooo:date-scale/>
            <chart:title svg:x="7.722cm" svg:y="7.243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5.755cm" chart:style-name="ch8">
              <text:p>Linear Energy Transfer - LET
(keVcm²/mg)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line">
            <chart:data-point chart:repeated="11"/>
          </chart:series>
          <chart:series chart:style-name="ch10" chart:values-cell-range-address="sumary.B6:sumary.L6" chart:label-cell-address="sumary.A5:sumary.A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9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464cm" svg:y="0.616cm" style:legend-expansion="custom" chartooo:width="1.975cm" chartooo:height="1.446cm" style:legend-expansion-aspect-ratio="1.36583679114799" chart:style-name="ch2"/>
        <chart:plot-area chart:style-name="ch3" table:cell-range-address="sumary.B2:sumary.L2 sumary.A3:sumary.A3 sumary.B4:sumary.L4 sumary.A5:sumary.A5 sumary.B6:sumary.L6" chart:data-source-has-labels="both" svg:x="1.331cm" svg:y="0.18cm" svg:width="14.352cm" svg:height="7.666cm">
          <chartooo:coordinate-region svg:x="1.952cm" svg:y="0.38cm" svg:width="13.731cm" svg:height="6.8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B2:sumary.L2"/>
            <chart:grid chart:style-name="ch6" chart:class="major"/>
          </chart:axis>
          <chart:axis chart:dimension="y" chart:name="primary-y" chart:style-name="ch7">
            <chart:title svg:x="0.451cm" svg:y="4.877cm" chart:style-name="ch8">
              <text:p>keVcm²/mg</text:p>
            </chart:title>
            <chart:grid chart:style-name="ch6" chart:class="major"/>
          </chart:axis>
          <chart:series chart:style-name="ch9" chart:values-cell-range-address="sumary.B4:sumary.L4" chart:label-cell-address="sumary.A3:sumary.A3" chart:class="chart:bar">
            <chart:data-point chart:repeated="11"/>
          </chart:series>
          <chart:series chart:style-name="ch10" chart:values-cell-range-address="sumary.B6:sumary.L6" chart:label-cell-address="sumary.A5:sumary.A5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plot-area chart:style-name="ch2" table:cell-range-address="finFET.B2:finFET.L2 finFET.A10:finFET.A10 finFET.B11:finFET.L11" chart:data-source-has-labels="both" svg:x="1.701cm" svg:y="0.18cm" svg:width="13.99cm" svg:height="7.669cm">
          <chartooo:coordinate-region svg:x="2.322cm" svg:y="0.379cm" svg:width="13.369cm" svg:height="6.823cm"/>
          <chart:axis chart:dimension="x" chart:name="primary-x" chart:style-name="ch3" chartooo:axis-type="auto">
            <chartooo:date-scale/>
            <chart:title svg:x="7.726cm" svg:y="8.029cm" chart:style-name="ch4">
              <text:p>XOR version</text:p>
            </chart:title>
            <chart:categories table:cell-range-address="finFET.B2:finFET.L2"/>
            <chart:grid chart:style-name="ch5" chart:class="major"/>
          </chart:axis>
          <chart:axis chart:dimension="y" chart:name="primary-y" chart:style-name="ch6">
            <chart:title svg:x="0.451cm" svg:y="6.148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finFET.B11:finFET.L11" chart:label-cell-address="finFET.A10:finFET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Fine_20_Dashed" svg:stroke-color="#b3b3b3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cmos.B2:cmos.L2 cmos.A10:cmos.A10 cmos.B11:cmos.L11" chart:data-source-has-labels="both" svg:x="1.701cm" svg:y="0.18cm" svg:width="13.979cm" svg:height="7.659cm">
          <chartooo:coordinate-region svg:x="2.322cm" svg:y="0.379cm" svg:width="13.358cm" svg:height="6.813cm"/>
          <chart:axis chart:dimension="x" chart:name="primary-x" chart:style-name="ch3" chartooo:axis-type="auto">
            <chartooo:date-scale/>
            <chart:title svg:x="7.72cm" svg:y="8.019cm" chart:style-name="ch4">
              <text:p>XOR version</text:p>
            </chart:title>
            <chart:categories table:cell-range-address="cmos.B2:cmos.L2"/>
            <chart:grid chart:style-name="ch5" chart:class="major"/>
          </chart:axis>
          <chart:axis chart:dimension="y" chart:name="primary-y" chart:style-name="ch6">
            <chart:title svg:x="0.451cm" svg:y="6.143cm" chart:style-name="ch7">
              <text:p>Linear Energy Transfer - LET
(keVcm²/mg)</text:p>
            </chart:title>
            <chart:grid chart:style-name="ch5" chart:class="major"/>
          </chart:axis>
          <chart:series chart:style-name="ch8" chart:values-cell-range-address="cmos.B11:cmos.L11" chart:label-cell-address="cmos.A10:cmos.A10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inimum="0" chart:maximum="8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outside"/>
      <style:graphic-properties draw:fill="bitmap" draw:fill-color="#004586" draw:fill-image-name="ChartBitmap_20_9" dr3d:edge-rounding="5%"/>
      <style:text-properties fo:font-size="9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outside"/>
      <style:graphic-properties draw:fill="bitmap" draw:fill-color="#ff420e" draw:fill-image-name="ChartBitmap_20_5"/>
      <style:text-properties fo:font-size="9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003cm" svg:height="9.007cm" xlink:href=".." xlink:type="simple" chart:class="chart:bar" chart:style-name="ch1">
        <chart:legend svg:x="4.764cm" svg:y="0.3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331cm" svg:y="0.18cm" svg:width="14.352cm" svg:height="7.666cm">
          <chartooo:coordinate-region svg:x="1.952cm" svg:y="0.18cm" svg:width="13.731cm" svg:height="7.019cm"/>
          <chart:axis chart:dimension="x" chart:name="primary-x" chart:style-name="ch4" chartooo:axis-type="auto">
            <chartooo:date-scale/>
            <chart:title svg:x="7.537cm" svg:y="8.026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314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style-name="ch11" chart:repeated="9"/>
          </chart:series>
          <chart:wall chart:style-name="ch12"/>
          <chart:floor chart:style-name="ch13"/>
        </chart:plot-area>
        <draw:frame draw:style-name="gr1" draw:text-style-name="P1" svg:width="0.823cm" svg:height="0.372cm" svg:x="2.714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5.766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7.291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8.817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13.394cm" svg:y="5.685cm">
          <draw:image xlink:href="Pictures/2000000F0000033700000174E714CBAEC75742DF.svm" xlink:type="simple" xlink:show="embed" xlink:actuate="onLoad">
            <text:p/>
          </draw:image>
          <draw:image xlink:href="Pictures/100002000000001F0000000E020C3D8AB5D4AEBF.png" xlink:type="simple" xlink:show="embed" xlink:actuate="onLoad"/>
        </draw:frame>
        <draw:frame draw:style-name="gr1" draw:text-style-name="P1" svg:width="0.823cm" svg:height="0.372cm" svg:x="4.24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0.343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1.868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draw:frame draw:style-name="gr1" draw:text-style-name="P1" svg:width="0.823cm" svg:height="0.372cm" svg:x="14.92cm" svg:y="4.575cm">
          <draw:image xlink:href="Pictures/2000000F000003370000017454970A76FE422248.svm" xlink:type="simple" xlink:show="embed" xlink:actuate="onLoad">
            <text:p/>
          </draw:image>
          <draw:image xlink:href="Pictures/100002000000001F0000000E55FCF4DBFF183D1F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FD1E296D0C3BA707.png" xlink:type="simple" xlink:show="embed" xlink:actuate="onLoad"/>
    <draw:fill-image draw:name="ChartBitmap_20_2" draw:display-name="ChartBitmap 2" xlink:href="Pictures/1000000000000008000000085CF61BAC80C2C8FC.png" xlink:type="simple" xlink:show="embed" xlink:actuate="onLoad"/>
    <draw:fill-image draw:name="ChartBitmap_20_3" draw:display-name="ChartBitmap 3" xlink:href="Pictures/100000000000000800000008BB6C60F825ECA3A7.png" xlink:type="simple" xlink:show="embed" xlink:actuate="onLoad"/>
    <draw:fill-image draw:name="ChartBitmap_20_4" draw:display-name="ChartBitmap 4" xlink:href="Pictures/100000000000000800000008AC54DDFABF87AF43.png" xlink:type="simple" xlink:show="embed" xlink:actuate="onLoad"/>
    <draw:fill-image draw:name="ChartBitmap_20_5" draw:display-name="ChartBitmap 5" xlink:href="Pictures/100000000000000800000008CA1F5B316E38C134.png" xlink:type="simple" xlink:show="embed" xlink:actuate="onLoad"/>
    <draw:fill-image draw:name="ChartBitmap_20_6" draw:display-name="ChartBitmap 6" xlink:href="Pictures/1000000000000008000000085C47834B63C1B00F.png" xlink:type="simple" xlink:show="embed" xlink:actuate="onLoad"/>
    <draw:fill-image draw:name="ChartBitmap_20_7" draw:display-name="ChartBitmap 7" xlink:href="Pictures/10000000000000080000000838BCEC06B2703B53.png" xlink:type="simple" xlink:show="embed" xlink:actuate="onLoad"/>
    <draw:fill-image draw:name="ChartBitmap_20_8" draw:display-name="ChartBitmap 8" xlink:href="Pictures/10000000000000080000000869C4C1C2F191553E.png" xlink:type="simple" xlink:show="embed" xlink:actuate="onLoad"/>
    <draw:fill-image draw:name="ChartBitmap_20_9" draw:display-name="ChartBitmap 9" xlink:href="Pictures/10000000000000080000000886450640D649E9D9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number-style style:name="N129">
      <number:number number:decimal-places="1" loext:min-decimal-places="1"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svg:stroke-width="0.025cm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display-label="true" chart:logarithmic="false" chart:maximum="88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 style:data-style-name="N129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004586" draw:fill-image-name="ChartBitmap_20_2" dr3d:edge-rounding="5%"/>
      <style:text-properties fo:font-size="9pt" style:font-size-asian="10pt" style:font-size-complex="10pt"/>
    </style:style>
    <style:style style:name="ch10" style:family="chart" style:data-style-name="N129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style:rotation-angle="45"/>
      <style:graphic-properties draw:fill="bitmap" draw:fill-color="#ff420e" draw:fill-image-name="ChartBitmap_20_4"/>
      <style:text-properties fo:font-size="9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5.864cm" svg:y="0.516cm" style:legend-expansion="custom" chartooo:width="1.975cm" chartooo:height="1.446cm" style:legend-expansion-aspect-ratio="1.36583679114799" chart:style-name="ch2"/>
        <chart:plot-area chart:style-name="ch3" table:cell-range-address="sumary.C2:sumary.K2 sumary.A5:sumary.A5 sumary.C6:sumary.K6 sumary.A3:sumary.A3 sumary.C4:sumary.K4" chart:data-source-has-labels="both" svg:x="1.453cm" svg:y="0.18cm" svg:width="14.23cm" svg:height="7.544cm">
          <chartooo:coordinate-region svg:x="2.074cm" svg:y="0.379cm" svg:width="13.609cm" svg:height="6.844cm"/>
          <chart:axis chart:dimension="x" chart:name="primary-x" chart:style-name="ch4" chartooo:axis-type="auto">
            <chartooo:date-scale/>
            <chart:title svg:x="7.373cm" svg:y="7.904cm" chart:style-name="ch5">
              <text:p>XOR version</text:p>
            </chart:title>
            <chart:categories table:cell-range-address="sumary.C2:sumary.K2"/>
            <chart:grid chart:style-name="ch6" chart:class="major"/>
          </chart:axis>
          <chart:axis chart:dimension="y" chart:name="primary-y" chart:style-name="ch7">
            <chart:title svg:x="0.451cm" svg:y="5.557cm" chart:style-name="ch8">
              <text:p>LET (keVcm²/mg)</text:p>
            </chart:title>
            <chart:grid chart:style-name="ch6" chart:class="major"/>
          </chart:axis>
          <chart:series chart:style-name="ch9" chart:values-cell-range-address="sumary.C6:sumary.K6" chart:label-cell-address="sumary.A5:sumary.A5" chart:class="chart:bar">
            <chart:data-point chart:repeated="9"/>
          </chart:series>
          <chart:series chart:style-name="ch10" chart:values-cell-range-address="sumary.C4:sumary.K4" chart:label-cell-address="sumary.A3:sumary.A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umary.C2:sumary.K2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43.1018518518519">
                <text:p>43.1018518518519</text:p>
                <draw:g>
                  <svg:desc>sumary.C6:sumary.K6</svg:desc>
                </draw:g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51.8981481481482">
                <text:p>51.8981481481482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53.6574074074074">
                <text:p>53.6574074074074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73.0092592592593">
                <text:p>73.0092592592593</text:p>
              </table:table-cell>
              <table:table-cell office:value-type="float" office:value="43.1018518518519">
                <text:p>43.1018518518519</text:p>
              </table:table-cell>
              <table:table-cell office:value-type="float" office:value="73.0092592592593">
                <text:p>73.0092592592593</text:p>
              </table:table-cell>
            </table:table-row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13.1944444444444">
                <text:p>13.1944444444444</text:p>
                <draw:g>
                  <svg:desc>sumary.C4:sumary.K4</svg:desc>
                </draw:g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27.2685185185185">
                <text:p>27.2685185185185</text:p>
              </table:table-cell>
              <table:table-cell office:value-type="float" office:value="13.1944444444444">
                <text:p>13.1944444444444</text:p>
              </table:table-cell>
              <table:table-cell office:value-type="float" office:value="27.2685185185185">
                <text:p>27.26851851851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86450640D649E9D9.png" xlink:type="simple" xlink:show="embed" xlink:actuate="onLoad"/>
    <draw:fill-image draw:name="ChartBitmap_20_10" draw:display-name="ChartBitmap 10" xlink:href="Pictures/100000000000000800000008786C22F46BA76FA0.png" xlink:type="simple" xlink:show="embed" xlink:actuate="onLoad"/>
    <draw:fill-image draw:name="ChartBitmap_20_11" draw:display-name="ChartBitmap 11" xlink:href="Pictures/1000000000000008000000082366BC57FDEFA434.png" xlink:type="simple" xlink:show="embed" xlink:actuate="onLoad"/>
    <draw:fill-image draw:name="ChartBitmap_20_2" draw:display-name="ChartBitmap 2" xlink:href="Pictures/1000000000000008000000087060800C14E4FCF1.png" xlink:type="simple" xlink:show="embed" xlink:actuate="onLoad"/>
    <draw:fill-image draw:name="ChartBitmap_20_3" draw:display-name="ChartBitmap 3" xlink:href="Pictures/100000000000000800000008B1A360573E47936D.png" xlink:type="simple" xlink:show="embed" xlink:actuate="onLoad"/>
    <draw:fill-image draw:name="ChartBitmap_20_4" draw:display-name="ChartBitmap 4" xlink:href="Pictures/100000000000000800000008CA1F5B316E38C134.png" xlink:type="simple" xlink:show="embed" xlink:actuate="onLoad"/>
    <draw:fill-image draw:name="ChartBitmap_20_5" draw:display-name="ChartBitmap 5" xlink:href="Pictures/1000000000000008000000086BBAD05D5B7B6396.png" xlink:type="simple" xlink:show="embed" xlink:actuate="onLoad"/>
    <draw:fill-image draw:name="ChartBitmap_20_6" draw:display-name="ChartBitmap 6" xlink:href="Pictures/10000000000000080000000869C4C1C2F191553E.png" xlink:type="simple" xlink:show="embed" xlink:actuate="onLoad"/>
    <draw:fill-image draw:name="ChartBitmap_20_7" draw:display-name="ChartBitmap 7" xlink:href="Pictures/100000000000000800000008DD998DA85D3E17EC.png" xlink:type="simple" xlink:show="embed" xlink:actuate="onLoad"/>
    <draw:fill-image draw:name="ChartBitmap_20_8" draw:display-name="ChartBitmap 8" xlink:href="Pictures/10000000000000080000000899BE10E294ABC1B7.png" xlink:type="simple" xlink:show="embed" xlink:actuate="onLoad"/>
    <draw:fill-image draw:name="ChartBitmap_20_9" draw:display-name="ChartBitmap 9" xlink:href="Pictures/10000000000000080000000838BCEC06B2703B53.png" xlink:type="simple" xlink:show="embed" xlink:actuate="onLoad"/>
    <draw:stroke-dash draw:name="Fine_20_Dashed" draw:display-name="Fine Dashed" draw:style="rect" draw:dots1="1" draw:dots1-length="197%" draw:distance="197%"/>
  </office:styles>
</office:document-styles>
</file>